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im's Guide</text:p>
      <text:p text:style-name="Standard"/>
      <text:p text:style-name="Standard">Manual</text:p>
      <text:p text:style-name="Standard"/>
      <text:p text:style-name="P1">Table of Contents</text:p>
      <text:p text:style-name="Standard"/>
      <text:p text:style-name="P1">Introduction</text:p>
      <text:p text:style-name="Standard"/>
      <text:p text:style-name="Standard">Jim's guide is a TAP that provides several features. At its core it is a user friendly guide TAP that provides a simple and effective way of viewing whats on and setting and adjusting timers. Other features of this Tap is the Timerlist, RSS News reader and PerlTGD favourites manager.</text:p>
      <text:p text:style-name="Standard"/>
      <text:p text:style-name="Standard">Main Components</text:p>
      <text:p text:style-name="Standard"/>
      <text:p text:style-name="Standard">Linear Guide</text:p>
      <text:p text:style-name="Standard">Grid Guide</text:p>
      <text:p text:style-name="Standard">Timerlist</text:p>
      <text:p text:style-name="Standard">RSS News reader</text:p>
      <text:p text:style-name="Standard">PerlTGD Favourites manager</text:p>
      <text:p text:style-name="Standard"/>
      <text:p text:style-name="Standard">Features</text:p>
      <text:p text:style-name="Standard"/>
      <text:p text:style-name="Standard">Set and adjust timers</text:p>
      <text:p text:style-name="Standard">Adjust active recording removing and adding events</text:p>
      <text:p text:style-name="Standard">Conflict interface to help adjust timers when conflicts occur</text:p>
      <text:p text:style-name="Standard">Uses the inbuilt EIT tables requring no configuration</text:p>
      <text:p text:style-name="Standard">Timerlist allowing deletion and editing of existing timers</text:p>
      <text:p text:style-name="Standard">Easily create and set new favourites for perlTGD</text:p>
      <text:p text:style-name="Standard">Search features to look for keywords in EPG information</text:p>
      <text:p text:style-name="Standard">List shows by name</text:p>
      <text:p text:style-name="Standard">List shows by channel</text:p>
      <text:p text:style-name="Standard">List shows by start</text:p>
      <text:p text:style-name="Standard">Easy editing of timers from all interfaces</text:p>
      <text:p text:style-name="Standard">Uses very little memory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n" fo:country="A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Brad Mennen</meta:initial-creator>
    <meta:creation-date>2008-03-07T16:46:59</meta:creation-date>
    <dc:creator>Brad Mennen</dc:creator>
    <dc:date>2008-03-07T16:55:25</dc:date>
    <dc:language>en-AU</dc:language>
    <meta:editing-cycles>2</meta:editing-cycles>
    <meta:editing-duration>PT8M2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24" meta:word-count="147" meta:character-count="894"/>
  </office:meta>
</office:document-meta>
</file>